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35cm" draw:marker-end-width="0.35cm" draw:fill="none" draw:fill-gradient-name="Gradient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4" draw:id="id4" draw:layer="layout" svg:width="7cm" svg:height="8cm" svg:x="8cm" svg:y="7.5cm">
          <text:p text:style-name="P1"><text:span text:style-name="T1">prioriteringsobjekt</text:span></text:p>
        </draw:rect>
        <draw:rect draw:style-name="gr1" draw:text-style-name="P2" xml:id="id5" draw:id="id5" draw:layer="layout" svg:width="4.5cm" svg:height="2cm" svg:x="1.3cm" svg:y="3.6cm">
          <text:p text:style-name="P1"><text:span text:style-name="T1">Link_</text:span></text:p>
          <text:p text:style-name="P1"><text:span text:style-name="T1">prioriteringsobjekt_</text:span></text:p>
          <text:p text:style-name="P1"><text:span text:style-name="T1">aatgaerds_kod</text:span></text:p>
        </draw:rect>
        <draw:rect draw:style-name="gr1" draw:text-style-name="P2" xml:id="id6" draw:id="id6" draw:layer="layout" svg:width="4.5cm" svg:height="2cm" svg:x="6.7cm" svg:y="3.7cm">
          <text:p text:style-name="P1"><text:span text:style-name="T1">Link_</text:span></text:p>
          <text:p text:style-name="P1"><text:span text:style-name="T1">prioriteringsobjekt_</text:span></text:p>
          <text:p text:style-name="P1"><text:span text:style-name="T1">atc_kod</text:span></text:p>
        </draw:rect>
        <draw:rect draw:style-name="gr1" draw:text-style-name="P2" xml:id="id7" draw:id="id7" draw:layer="layout" svg:width="4.5cm" svg:height="2cm" svg:x="12cm" svg:y="3.7cm">
          <text:p text:style-name="P1"><text:span text:style-name="T1">Link_</text:span></text:p>
          <text:p text:style-name="P1"><text:span text:style-name="T1">prioriteringsobjekt_</text:span></text:p>
          <text:p text:style-name="P1"><text:span text:style-name="T1">diagnos_kod</text:span></text:p>
        </draw:rect>
        <draw:rect draw:style-name="gr1" draw:text-style-name="P2" xml:id="id20" draw:id="id20" draw:layer="layout" svg:width="4.5cm" svg:height="1cm" svg:x="1.3cm" svg:y="1.2cm">
          <text:p text:style-name="P1"><text:span text:style-name="T1">aatgaerds_kod</text:span></text:p>
        </draw:rect>
        <draw:rect draw:style-name="gr1" draw:text-style-name="P2" xml:id="id19" draw:id="id19" draw:layer="layout" svg:width="4.5cm" svg:height="1cm" svg:x="6.7cm" svg:y="1.2cm">
          <text:p text:style-name="P1"><text:span text:style-name="T1">atc_kod</text:span></text:p>
        </draw:rect>
        <draw:rect draw:style-name="gr1" draw:text-style-name="P2" xml:id="id18" draw:id="id18" draw:layer="layout" svg:width="4.5cm" svg:height="1cm" svg:x="12cm" svg:y="1.219cm">
          <text:p text:style-name="P1"><text:span text:style-name="T1">diagnos_kod</text:span></text:p>
        </draw:rect>
        <draw:rect draw:style-name="gr1" draw:text-style-name="P2" xml:id="id1" draw:id="id1" draw:layer="layout" svg:width="4.5cm" svg:height="2cm" svg:x="17.2cm" svg:y="3.7cm">
          <text:p text:style-name="P1"><text:span text:style-name="T1">link_vgr_</text:span></text:p>
          <text:p text:style-name="P1"><text:span text:style-name="T1">user_sektor_</text:span></text:p>
          <text:p text:style-name="P1"><text:span text:style-name="T1">raad</text:span></text:p>
        </draw:rect>
        <draw:rect draw:style-name="gr1" draw:text-style-name="P2" xml:id="id3" draw:id="id3" draw:layer="layout" svg:width="4.5cm" svg:height="1.795cm" svg:x="17.2cm" svg:y="7.305cm">
          <text:p text:style-name="P1"><text:span text:style-name="T1">sektor_raad</text:span></text:p>
        </draw:rect>
        <draw:rect draw:style-name="gr1" draw:text-style-name="P2" xml:id="id2" draw:id="id2" draw:layer="layout" svg:width="4.5cm" svg:height="1cm" svg:x="17.2cm" svg:y="1.2cm">
          <text:p text:style-name="P1"><text:span text:style-name="T1">vgr_user</text:span></text:p>
        </draw:rect>
        <draw:connector draw:style-name="gr2" draw:text-style-name="P1" draw:layer="layout" svg:x1="19.45cm" svg:y1="3.7cm" svg:x2="19.45cm" svg:y2="2.2cm" draw:start-shape="id1" draw:start-glue-point="0" draw:end-shape="id2" draw:end-glue-point="2" svg:d="m19450 3700v-1500">
          <text:p/>
        </draw:connector>
        <draw:connector draw:style-name="gr2" draw:text-style-name="P1" draw:layer="layout" svg:x1="19.45cm" svg:y1="5.7cm" svg:x2="19.45cm" svg:y2="7.305cm" draw:start-shape="id1" draw:start-glue-point="2" draw:end-shape="id3" draw:end-glue-point="0" svg:d="m19450 5700v1605">
          <text:p/>
        </draw:connector>
        <draw:connector draw:style-name="gr2" draw:text-style-name="P1" draw:layer="layout" svg:x1="15cm" svg:y1="11.5cm" svg:x2="17.2cm" svg:y2="8.202cm" draw:start-shape="id4" draw:start-glue-point="1" draw:end-shape="id3" draw:end-glue-point="3" svg:d="m15000 11500h1100v-3298h1100">
          <text:p/>
        </draw:connector>
        <draw:connector draw:style-name="gr2" draw:text-style-name="P1" draw:layer="layout" svg:x1="3.55cm" svg:y1="5.6cm" svg:x2="11.5cm" svg:y2="7.5cm" draw:start-shape="id5" draw:start-glue-point="2" draw:end-shape="id4" svg:d="m3550 5600v950h7950v950">
          <text:p/>
        </draw:connector>
        <draw:connector draw:style-name="gr2" draw:text-style-name="P1" draw:layer="layout" svg:x1="8.95cm" svg:y1="5.7cm" svg:x2="11.5cm" svg:y2="7.5cm" draw:start-shape="id6" draw:end-shape="id4" draw:end-glue-point="0" svg:d="m8950 5700v900h2550v900">
          <text:p/>
        </draw:connector>
        <draw:connector draw:style-name="gr2" draw:text-style-name="P1" draw:layer="layout" svg:x1="14.25cm" svg:y1="5.7cm" svg:x2="11.5cm" svg:y2="7.5cm" draw:start-shape="id7" draw:start-glue-point="2" draw:end-shape="id4" draw:end-glue-point="0" svg:d="m14250 5700v900h-2750v900">
          <text:p/>
        </draw:connector>
        <draw:rect draw:style-name="gr1" draw:text-style-name="P2" xml:id="id15" draw:id="id15" draw:layer="layout" svg:width="4.5cm" svg:height="2cm" svg:x="1.3cm" svg:y="9.8cm">
          <text:p text:style-name="P1"><text:span text:style-name="T1">Kostnad_</text:span></text:p>
          <text:p text:style-name="P1"><text:span text:style-name="T1">levnadsaar_kod</text:span></text:p>
        </draw:rect>
        <draw:rect draw:style-name="gr1" draw:text-style-name="P2" xml:id="id16" draw:id="id16" draw:layer="layout" svg:width="4.5cm" svg:height="2cm" svg:x="1.314cm" svg:y="7.275cm">
          <text:p text:style-name="P1"><text:span text:style-name="T1">patientnytta_effekt_</text:span></text:p>
          <text:p text:style-name="P1"><text:span text:style-name="T1">aatgaerds_kod</text:span></text:p>
        </draw:rect>
        <draw:rect draw:style-name="gr1" draw:text-style-name="P2" xml:id="id14" draw:id="id14" draw:layer="layout" svg:width="4.5cm" svg:height="2cm" svg:x="1.3cm" svg:y="12.3cm">
          <text:p text:style-name="P1"><text:span text:style-name="T1">Tillstaandets_</text:span></text:p>
          <text:p text:style-name="P1"><text:span text:style-name="T1">svaarighetsgrad_kod</text:span></text:p>
        </draw:rect>
        <draw:rect draw:style-name="gr1" draw:text-style-name="P2" xml:id="id13" draw:id="id13" draw:layer="layout" svg:width="4.5cm" svg:height="2cm" svg:x="1.3cm" svg:y="14.8cm">
          <text:p text:style-name="P1"><text:span text:style-name="T1">vaardforms_kod</text:span></text:p>
        </draw:rect>
        <draw:rect draw:style-name="gr1" draw:text-style-name="P2" xml:id="id8" draw:id="id8" draw:layer="layout" svg:width="4.488cm" svg:height="2.144cm" svg:x="17.239cm" svg:y="9.574cm">
          <text:p text:style-name="P1"><text:span text:style-name="T1">vaentetids_kod</text:span></text:p>
        </draw:rect>
        <draw:rect draw:style-name="gr1" draw:text-style-name="P2" xml:id="id10" draw:id="id10" draw:layer="layout" svg:width="4.5cm" svg:height="2cm" svg:x="17.2cm" svg:y="14.8cm">
          <text:p text:style-name="P1"><text:span text:style-name="T1">vaardnivaa_kod</text:span></text:p>
        </draw:rect>
        <draw:rect draw:style-name="gr1" draw:text-style-name="P2" xml:id="id9" draw:id="id9" draw:layer="layout" svg:width="4.5cm" svg:height="2cm" svg:x="17.195cm" svg:y="12.246cm">
          <text:p text:style-name="P1"><text:span text:style-name="T1">aatgaerds_risk_kod</text:span></text:p>
        </draw:rect>
        <draw:rect draw:style-name="gr1" draw:text-style-name="P2" xml:id="id17" draw:id="id17" draw:layer="layout" svg:width="4.5cm" svg:height="2cm" svg:x="17.2cm" svg:y="17.417cm">
          <text:p text:style-name="P1"><text:span text:style-name="T1">rangordnings_kod</text:span></text:p>
        </draw:rect>
        <draw:rect draw:style-name="gr1" draw:text-style-name="P2" xml:id="id11" draw:id="id11" draw:layer="layout" svg:width="4.8cm" svg:height="2cm" svg:x="9.1cm" svg:y="17.2cm">
          <text:p text:style-name="P1"><text:span text:style-name="T1">Haelsonekonomisk_</text:span></text:p>
          <text:p text:style-name="P1"><text:span text:style-name="T1">evidens_kod</text:span></text:p>
        </draw:rect>
        <draw:rect draw:style-name="gr1" draw:text-style-name="P2" xml:id="id12" draw:id="id12" draw:layer="layout" svg:width="4.5cm" svg:height="2cm" svg:x="1.3cm" svg:y="17.4cm">
          <text:p text:style-name="P1"><text:span text:style-name="T1">Patientnytto_</text:span></text:p>
          <text:p text:style-name="P1"><text:span text:style-name="T1">evidens_kod</text:span></text:p>
        </draw:rect>
        <draw:connector draw:style-name="gr2" draw:text-style-name="P1" draw:layer="layout" svg:x1="15cm" svg:y1="11.5cm" svg:x2="17.239cm" svg:y2="10.646cm" draw:start-shape="id4" draw:start-glue-point="1" draw:end-shape="id8" draw:end-glue-point="3" svg:d="m15000 11500h1120v-854h1119">
          <text:p/>
        </draw:connector>
        <draw:connector draw:style-name="gr2" draw:text-style-name="P1" draw:layer="layout" svg:x1="15cm" svg:y1="11.5cm" svg:x2="17.195cm" svg:y2="13.246cm" draw:start-shape="id4" draw:start-glue-point="1" draw:end-shape="id9" draw:end-glue-point="3" svg:d="m15000 11500h1098v1746h1097">
          <text:p/>
        </draw:connector>
        <draw:connector draw:style-name="gr2" draw:text-style-name="P1" draw:layer="layout" svg:x1="15cm" svg:y1="11.5cm" svg:x2="17.2cm" svg:y2="15.8cm" draw:start-shape="id4" draw:start-glue-point="1" draw:end-shape="id10" draw:end-glue-point="3" svg:d="m15000 11500h1100v4300h1100">
          <text:p/>
        </draw:connector>
        <draw:connector draw:style-name="gr2" draw:text-style-name="P1" draw:layer="layout" svg:x1="11.5cm" svg:y1="15.5cm" svg:x2="11.5cm" svg:y2="17.2cm" draw:start-shape="id4" draw:start-glue-point="2" draw:end-shape="id11" svg:d="m11500 15500v1700">
          <text:p/>
        </draw:connector>
        <draw:connector draw:style-name="gr2" draw:text-style-name="P1" draw:layer="layout" svg:x1="8cm" svg:y1="11.5cm" svg:x2="5.8cm" svg:y2="18.4cm" draw:start-shape="id4" draw:end-shape="id12" svg:d="m8000 11500h-1100v6900h-1100">
          <text:p/>
        </draw:connector>
        <draw:connector draw:style-name="gr2" draw:text-style-name="P1" draw:layer="layout" svg:x1="8cm" svg:y1="11.5cm" svg:x2="5.8cm" svg:y2="15.8cm" draw:start-shape="id4" draw:start-glue-point="3" draw:end-shape="id13" draw:end-glue-point="1" svg:d="m8000 11500h-1100v4300h-1100">
          <text:p/>
        </draw:connector>
        <draw:connector draw:style-name="gr2" draw:text-style-name="P1" draw:layer="layout" svg:x1="8cm" svg:y1="11.5cm" svg:x2="5.8cm" svg:y2="13.3cm" draw:start-shape="id4" draw:start-glue-point="3" draw:end-shape="id14" draw:end-glue-point="1" svg:d="m8000 11500h-1100v1800h-1100">
          <text:p/>
        </draw:connector>
        <draw:connector draw:style-name="gr2" draw:text-style-name="P1" draw:layer="layout" svg:x1="8cm" svg:y1="11.5cm" svg:x2="5.8cm" svg:y2="10.8cm" draw:start-shape="id4" draw:start-glue-point="3" draw:end-shape="id15" draw:end-glue-point="1" svg:d="m8000 11500h-1100v-700h-1100">
          <text:p/>
        </draw:connector>
        <draw:connector draw:style-name="gr2" draw:text-style-name="P1" draw:layer="layout" svg:x1="8cm" svg:y1="11.5cm" svg:x2="5.814cm" svg:y2="8.275cm" draw:start-shape="id4" draw:start-glue-point="3" draw:end-shape="id16" draw:end-glue-point="1" svg:d="m8000 11500h-1093v-3225h-1093">
          <text:p/>
        </draw:connector>
        <draw:connector draw:style-name="gr2" draw:text-style-name="P1" draw:layer="layout" svg:x1="15cm" svg:y1="11.5cm" svg:x2="17.2cm" svg:y2="18.417cm" draw:start-shape="id4" draw:start-glue-point="1" draw:end-shape="id17" draw:end-glue-point="3" svg:d="m15000 11500h1100v6917h1100">
          <text:p/>
        </draw:connector>
        <draw:connector draw:style-name="gr2" draw:text-style-name="P1" draw:layer="layout" svg:x1="14.25cm" svg:y1="3.7cm" svg:x2="14.25cm" svg:y2="2.219cm" draw:start-shape="id7" draw:start-glue-point="0" draw:end-shape="id18" draw:end-glue-point="2" svg:d="m14250 3700v-1481">
          <text:p/>
        </draw:connector>
        <draw:connector draw:style-name="gr2" draw:text-style-name="P1" draw:layer="layout" svg:x1="8.95cm" svg:y1="3.7cm" svg:x2="8.95cm" svg:y2="2.2cm" draw:start-shape="id6" draw:start-glue-point="0" draw:end-shape="id19" draw:end-glue-point="2" svg:d="m8950 3700v-1500">
          <text:p/>
        </draw:connector>
        <draw:connector draw:style-name="gr2" draw:text-style-name="P1" draw:layer="layout" svg:x1="3.55cm" svg:y1="3.6cm" svg:x2="3.55cm" svg:y2="2.2cm" draw:start-shape="id5" draw:start-glue-point="0" draw:end-shape="id20" draw:end-glue-point="2" svg:d="m3550 3600v-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laes Lundahl</meta:initial-creator>
    <meta:creation-date>2011-11-07T17:38:27.57</meta:creation-date>
    <dc:date>2011-11-08T14:52:06.68</dc:date>
    <dc:creator>Claes Lundahl</dc:creator>
    <meta:editing-duration>PT1H33M41S</meta:editing-duration>
    <meta:editing-cycles>18</meta:editing-cycles>
    <meta:generator>OpenOffice.org/3.3$Win32 OpenOffice.org_project/330m20$Build-9567</meta:generator>
    <meta:document-statistic meta:object-count="39"/>
  </office:meta>
</office:document-meta>
</file>